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inherit" svg:font-family="inherit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dfc93"/>
    </style:style>
    <style:style style:name="P2" style:family="paragraph" style:parent-style-name="Standard">
      <style:text-properties officeooo:paragraph-rsid="000fea34"/>
    </style:style>
    <style:style style:name="P3" style:family="paragraph" style:parent-style-name="Standard">
      <style:text-properties officeooo:paragraph-rsid="00103a35"/>
    </style:style>
    <style:style style:name="P4" style:family="paragraph" style:parent-style-name="Standard">
      <style:text-properties officeooo:paragraph-rsid="0011a159"/>
    </style:style>
    <style:style style:name="T1" style:family="text">
      <style:text-properties officeooo:rsid="000dfc93"/>
    </style:style>
    <style:style style:name="T2" style:family="text">
      <style:text-properties fo:font-variant="normal" fo:text-transform="none" fo:color="#212121" style:font-name="Liberation Serif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212121" style:font-name="Liberation Serif" fo:font-size="12pt" fo:letter-spacing="normal" fo:font-style="normal" fo:font-weight="normal" officeooo:rsid="00103a35" style:font-size-asian="12pt" style:font-size-complex="12pt"/>
    </style:style>
    <style:style style:name="T4" style:family="text">
      <style:text-properties fo:font-variant="normal" fo:text-transform="none" fo:color="#212121" style:font-name="Liberation Serif" fo:font-size="12pt" fo:letter-spacing="normal" fo:language="en" fo:country="US" fo:font-style="normal" fo:font-weight="normal" style:font-size-asian="12pt" style:font-size-complex="12pt"/>
    </style:style>
    <style:style style:name="T5" style:family="text">
      <style:text-properties fo:font-variant="normal" fo:text-transform="none" fo:color="#212121" style:font-name="Liberation Serif" fo:font-size="12pt" fo:letter-spacing="normal" fo:language="en" fo:country="US" fo:font-style="normal" fo:font-weight="normal" officeooo:rsid="0011a159" style:font-size-asian="12pt" style:font-size-complex="12pt"/>
    </style:style>
    <style:style style:name="T6" style:family="text">
      <style:text-properties officeooo:rsid="000fea34"/>
    </style:style>
    <style:style style:name="T7" style:family="text">
      <style:text-properties style:font-name="Liberation Serif" fo:font-size="12pt" style:font-size-asian="12pt" style:font-size-complex="12pt"/>
    </style:style>
    <style:style style:name="T8" style:family="text">
      <style:text-properties style:font-name="Liberation Serif" fo:font-size="12pt" officeooo:rsid="0011a159" style:font-size-asian="12pt" style:font-size-complex="12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11a1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1<text:span text:style-name="T1">1</text:span>-<text:span text:style-name="T10">30</text:span>-2017</text:p>
      <text:p text:style-name="P4"><text:line-break/><text:span text:style-name="T9">1.What did you do yestarday?</text:span><text:line-break/><text:span text:style-name="T10">Karol: </text:span><text:bookmark text:name="tw-target-text"/><text:span text:style-name="T4">dsign specification</text:span></text:p>
      <text:p text:style-name="Standard"><text:line-break/>Renato <text:s/>Zé Rafael <text:s/>: <text:span text:style-name="T10">solved problems with json </text:span></text:p>
      <text:p text:style-name="P3"><text:line-break/><text:span text:style-name="T9">2.What you do today?</text:span></text:p>
      <text:p text:style-name="P1"/>
      <text:p text:style-name="P2"><text:span text:style-name="T1">Karol: <text:s/>fineshed weekly report</text:span><text:line-break/><text:span text:style-name="T6">Zé Rafael : fineshed dao user story 1</text:span></text:p>
      <text:p text:style-name="P3"><text:span text:style-name="T6">Renato : fineshed wrapper</text:span><text:line-break/><text:line-break/><text:span text:style-name="T9">3. Is there any impediment on your side?</text:span><text:line-break/></text:p>
      <text:p text:style-name="P4"><text:span text:style-name="T2"><text:s/></text:span><text:span text:style-name="T3">Renato - </text:span><text:span text:style-name="T2">It is necessary to check the page parameter</text:span><text:span text:style-name="T7"> </text:span></text:p>
      <text:p text:style-name="P4"><text:span text:style-name="T8">It’s necessary send a e-mail to IEEE to verify the </text:span><text:bookmark text:name="tw-target-text2"/><text:span text:style-name="T5">search volume</text:span></text:p>
      <text:p text:style-name="P4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inherit" svg:font-family="inherit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4T10:59:37.579000000</meta:creation-date>
    <dc:date>2017-12-04T11:28:35.846000000</dc:date>
    <meta:editing-duration>PT8M35S</meta:editing-duration>
    <meta:editing-cycles>2</meta:editing-cycles>
    <meta:generator>LibreOffice/5.4.2.2$Windows_X86_64 LibreOffice_project/22b09f6418e8c2d508a9eaf86b2399209b0990f4</meta:generator>
    <meta:document-statistic meta:table-count="0" meta:image-count="0" meta:object-count="0" meta:page-count="1" meta:paragraph-count="9" meta:word-count="67" meta:character-count="390" meta:non-whitespace-character-count="319"/>
  </office:meta>
</office:document-meta>
</file>